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33462347BB419C22A6.png" manifest:media-type="image/png"/>
  <manifest:file-entry manifest:full-path="Pictures/10000006000001F4000001F4F2817D8FB49C1F66.gif" manifest:media-type="image/gif"/>
  <manifest:file-entry manifest:full-path="Pictures/100000000000027200000272BCBAAEE8A29B4DC3.png" manifest:media-type="image/png"/>
  <manifest:file-entry manifest:full-path="Pictures/10000001000000A0000000A08FB7E4869E1C9019.png" manifest:media-type="image/png"/>
  <manifest:file-entry manifest:full-path="Pictures/1000000100000200000001CBFD779AA2402E64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00" draw:fill="solid" draw:fill-color="#ffffa6"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objectwithoutfill">
      <style:graphic-properties svg:stroke-color="#ff0000" draw:marker-end="Linienspitzen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svg:stroke-color="#ff0000" draw:marker-end="Linienspitzen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objectwithoutfill">
      <style:graphic-properties svg:stroke-color="#ff0000" draw:marker-end="Linienspitzen_20_3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Linienspitzen_20_4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Linienspitzen_20_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a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009cm" svg:height="4.49cm" svg:x="7cm" svg:y="6.75cm">
          <draw:image xlink:href="Pictures/1000000100000200000001CBFD779AA2402E647D.png" xlink:type="simple" xlink:show="embed" xlink:actuate="onLoad" draw:mime-type="image/png">
            <text:p/>
          </draw:image>
        </draw:frame>
        <draw:custom-shape draw:style-name="gr2" draw:text-style-name="P2" draw:layer="layout" svg:width="3cm" svg:height="3cm" svg:x="1.75cm" svg:y="1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5cm" svg:y1="4cm" svg:x2="8cm" svg:y2="7.5cm">
          <text:p text:style-name="P1"/>
        </draw:line>
        <draw:line draw:style-name="gr4" draw:text-style-name="P3" draw:layer="layout" svg:x1="3.25cm" svg:y1="4.45cm" svg:x2="3.5cm" svg:y2="11.75cm">
          <text:p/>
        </draw:line>
        <draw:frame draw:style-name="gr5" draw:text-style-name="P4" draw:layer="layout" svg:width="3cm" svg:height="1.25cm" svg:x="5.5cm" svg:y="2.25cm">
          <draw:text-box>
            <text:p>The Sun</text:p>
          </draw:text-box>
        </draw:frame>
        <draw:line draw:style-name="gr6" draw:text-style-name="P3" draw:layer="layout" svg:x1="7.75cm" svg:y1="14.75cm" svg:x2="12.5cm" svg:y2="15cm">
          <text:p/>
        </draw:line>
        <draw:frame draw:style-name="gr1" draw:text-style-name="P1" draw:layer="layout" svg:width="4.204cm" svg:height="4.204cm" svg:x="2.5cm" svg:y="12.75cm">
          <draw:image xlink:href="Pictures/100000000000027200000272BCBAAEE8A29B4DC3.png" xlink:type="simple" xlink:show="embed" xlink:actuate="onLoad" draw:mime-type="image/png">
            <text:p/>
          </draw:image>
        </draw:frame>
        <draw:frame draw:style-name="gr1" draw:text-style-name="P1" draw:layer="layout" svg:width="4.232cm" svg:height="4.232cm" svg:x="13.5cm" svg:y="13.25cm">
          <draw:image xlink:href="Pictures/10000001000000A0000000A08FB7E4869E1C9019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25cm" svg:y="13.75cm">
          <draw:image xlink:href="Pictures/10000006000001F4000001F4F2817D8FB49C1F66.gif" xlink:type="simple" xlink:show="embed" xlink:actuate="onLoad" draw:mime-type="image/gif">
            <text:p/>
          </draw:image>
        </draw:frame>
        <draw:line draw:style-name="gr7" draw:text-style-name="P3" draw:layer="layout" svg:x1="18.5cm" svg:y1="15.5cm" svg:x2="22.5cm" svg:y2="15.75cm">
          <text:p/>
        </draw:line>
        <draw:frame draw:style-name="gr1" draw:text-style-name="P1" draw:layer="layout" svg:width="6.783cm" svg:height="4.34cm" svg:x="20cm" svg:y="6.91cm">
          <draw:image xlink:href="Pictures/100000010000050000000333462347BB419C22A6.png" xlink:type="simple" xlink:show="embed" xlink:actuate="onLoad" draw:mime-type="image/png">
            <text:p/>
          </draw:image>
        </draw:frame>
        <draw:line draw:style-name="gr8" draw:text-style-name="P3" draw:layer="layout" svg:x1="13cm" svg:y1="9.75cm" svg:x2="18.75cm" svg:y2="9.5cm">
          <text:p/>
        </draw:line>
        <draw:frame draw:style-name="gr5" draw:text-style-name="P4" draw:layer="layout" svg:width="7cm" svg:height="1.25cm" svg:x="13cm" svg:y="4cm">
          <draw:text-box>
            <text:p>High Efficiency 😊👍</text:p>
          </draw:text-box>
        </draw:frame>
        <draw:frame draw:style-name="gr5" draw:text-style-name="P4" draw:layer="layout" svg:width="7cm" svg:height="1.25cm" svg:x="13cm" svg:y="18.1cm">
          <draw:text-box>
            <text:p>Low Efficiency 😔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3:16:30.777399814</meta:creation-date>
    <dc:date>2023-10-17T03:42:22.524558379</dc:date>
    <meta:editing-duration>PT25M42S</meta:editing-duration>
    <meta:editing-cycles>21</meta:editing-cycles>
    <meta:generator>LibreOffice/7.4.7.2$Linux_X86_64 LibreOffice_project/40$Build-2</meta:generator>
    <meta:document-statistic meta:object-count="14"/>
  </office:meta>
</office:document-meta>
</file>